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assful IP Addressing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7:44:38.234737069</meta:creation-date>
    <dc:date>2022-01-11T07:44:46.035675499</dc:date>
    <meta:editing-duration>PT8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6.4.7.2$Linux_X86_64 LibreOffice_project/40$Build-2</meta:generator>
  </office:meta>
</office:document-meta>
</file>